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des séances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Taches réalisées</text:p>
          </table:table-cell>
          <table:table-cell table:style-name="Tableau1.A1" office:value-type="string">
            <text:p text:style-name="Table_20_Contents">Taches à faire</text:p>
          </table:table-cell>
          <table:table-cell table:style-name="Tableau1.C1" office:value-type="string">
            <text:p text:style-name="Table_20_Contents">Difficultés</text:p>
          </table:table-cell>
        </table:table-row>
        <table:table-row>
          <table:table-cell table:style-name="Tableau1.A2" office:value-type="string">
            <text:p text:style-name="Table_20_Contents">DATE: 09/03/17</text:p>
            <text:p text:style-name="Table_20_Contents">-Diagramme de cas d'utilisation</text:p>
            <text:p text:style-name="Table_20_Contents">-Diagramme de classe</text:p>
            <text:p text:style-name="Table_20_Contents">-Base de donnée</text:p>
            <text:p text:style-name="Table_20_Contents">-Classe de gestion de la base de donnée</text:p>
            <text:p text:style-name="Table_20_Contents">-Interface graphique: </text:p>
            <text:p text:style-name="Table_20_Contents"><text:s text:c="9"/>-Page d'inscrition</text:p>
            <text:p text:style-name="Table_20_Contents"><text:s text:c="9"/>-Page de Connexion</text:p>
            <text:p text:style-name="Table_20_Contents"><text:s text:c="9"/>-Page d'administration</text:p>
          </table:table-cell>
          <table:table-cell table:style-name="Tableau1.A2" office:value-type="string">
            <text:p text:style-name="Table_20_Contents">-Interface Utilisateur</text:p>
            <text:p text:style-name="Table_20_Contents">-Coder les methodes</text:p>
            <text:p text:style-name="Table_20_Contents">-Pages de Recherches</text:p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 17/03/17</text:p>
            <text:p text:style-name="Table_20_Contents">-Inscription</text:p>
            <text:p text:style-name="Table_20_Contents">-Connexion</text:p>
            <text:p text:style-name="Table_20_Contents">-ModificationProfil</text:p>
            <text:p text:style-name="Table_20_Contents"/>
          </table:table-cell>
          <table:table-cell table:style-name="Tableau1.A2" office:value-type="string">
            <text:p text:style-name="Table_20_Contents">-Entreprises et Offres de Stag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 23/03</text:p>
            <text:p text:style-name="Table_20_Contents">-Gestion de l'entreprise</text:p>
            <text:p text:style-name="Table_20_Contents">-Utilisation de Git</text:p>
          </table:table-cell>
          <table:table-cell table:style-name="Tableau1.A2" office:value-type="string">
            <text:p text:style-name="Table_20_Contents">-Fonctions de recherches</text:p>
            <text:p text:style-name="Table_20_Contents">-Entreprises</text:p>
          </table:table-cell>
          <table:table-cell table:style-name="Tableau1.C2" office:value-type="string">
            <text:p text:style-name="Table_20_Contents">-Apprendre Git</text:p>
          </table:table-cell>
        </table:table-row>
        <table:table-row>
          <table:table-cell table:style-name="Tableau1.A2" office:value-type="string">
            <text:p text:style-name="Table_20_Contents">DATE:31/03</text:p>
            <text:p text:style-name="Table_20_Contents">-Gestion des Offres de stages</text:p>
            <text:p text:style-name="Table_20_Contents">-Recherches de Stages</text:p>
            <text:p text:style-name="Table_20_Contents"/>
          </table:table-cell>
          <table:table-cell table:style-name="Tableau1.A2" office:value-type="string">
            <text:p text:style-name="Table_20_Contents">-Authentification des entreprises</text:p>
            <text:p text:style-name="Table_20_Contents">-Diagrammes de séquenc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ATE:06/04</text:p>
            <text:p text:style-name="Table_20_Contents">-Gestion des Erreurs d'identification</text:p>
            <text:p text:style-name="Table_20_Contents">-Diagrammes de séquences</text:p>
            <text:p text:style-name="Table_20_Contents">-Recherche des Stages trié par mots clés</text:p>
          </table:table-cell>
          <table:table-cell table:style-name="Tableau1.A2" office:value-type="string">
            <text:p text:style-name="Table_20_Contents">-Authentification des entreprises</text:p>
            <text:p text:style-name="Table_20_Contents">-Criptage des mot de passes</text:p>
          </table:table-cell>
          <table:table-cell table:style-name="Tableau1.C2" office:value-type="string">
            <text:p text:style-name="Table_20_Contents">-Apprendre à faire un diagramme de séquence</text:p>
            <text:p text:style-name="Table_20_Contents">-Les bugs du logiciel modelio ont faire perdre beaucoup de temps avec les diagrammes de séquences</text:p>
          </table:table-cell>
        </table:table-row>
        <table:table-row>
          <table:table-cell table:style-name="Tableau1.A2" office:value-type="string">
            <text:p text:style-name="Table_20_Contents">DATE:21/04</text:p>
            <text:p text:style-name="Table_20_Contents">-Criptage</text:p>
            <text:p text:style-name="Table_20_Contents">-Mise à jour de la base de donnée finale</text:p>
          </table:table-cell>
          <table:table-cell table:style-name="Tableau1.A2" office:value-type="string">
            <text:p text:style-name="Table_20_Contents">-Authentification des entreprises</text:p>
            <text:p text:style-name="Table_20_Contents">-Authentification de l'admin</text:p>
            <text:p text:style-name="Table_20_Contents">-Pages consulter entreprises</text:p>
            <text:p text:style-name="Table_20_Contents">-Pages consulter offres</text:p>
            <text:p text:style-name="Table_20_Contents">-Pages consulter Utilisateurs</text:p>
          </table:table-cell>
          <table:table-cell table:style-name="Tableau1.C2" office:value-type="string">
            <text:p text:style-name="Table_20_Contents">-Adapter la nouvelle base de donnée au programm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2H57M12S</meta:editing-duration>
    <meta:editing-cycles>14</meta:editing-cycles>
    <meta:generator>OpenOffice/4.1.1$Win32 OpenOffice.org_project/411m6$Build-9775</meta:generator>
    <dc:date>2017-04-23T15:17:32.65</dc:date>
    <dc:creator>Valentin COTTE</dc:creator>
    <meta:document-statistic meta:table-count="1" meta:image-count="0" meta:object-count="0" meta:page-count="1" meta:paragraph-count="49" meta:word-count="165" meta:character-count="1219"/>
    <meta:user-defined meta:name="Info 1"/>
    <meta:user-defined meta:name="Info 2"/>
    <meta:user-defined meta:name="Info 3"/>
    <meta:user-defined meta:name="Info 4"/>
  </office:meta>
</office:document-meta>
</file>